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cd93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cd93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d93a" officeooo:paragraph-rsid="001cd93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paragraph-rsid="001cd93a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officeooo:rsid="001cd93a" officeooo:paragraph-rsid="001cd93a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cd93a"/>
    </style:style>
    <style:style style:name="P7" style:family="paragraph" style:parent-style-name="Standard">
      <style:text-properties officeooo:paragraph-rsid="001cd93a"/>
    </style:style>
    <style:style style:name="P8" style:family="paragraph" style:parent-style-name="Standard">
      <style:paragraph-properties fo:text-align="start" style:justify-single-word="false"/>
      <style:text-properties officeooo:paragraph-rsid="001d06db"/>
    </style:style>
    <style:style style:name="P9" style:family="paragraph" style:parent-style-name="Standard">
      <style:paragraph-properties fo:text-align="start" style:justify-single-word="false"/>
      <style:text-properties style:text-position="0% 100%" fo:font-weight="bold" officeooo:rsid="001d06db" officeooo:paragraph-rsid="001d06d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fo:font-weight="bold" officeooo:rsid="001f016b" officeooo:paragraph-rsid="001f016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fo:font-weight="normal" officeooo:rsid="001d06db" officeooo:paragraph-rsid="001d06d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cd93a" officeooo:paragraph-rsid="001cd93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cd93a" officeooo:paragraph-rsid="002061e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super 58%" fo:font-weight="normal" officeooo:rsid="001cd93a" officeooo:paragraph-rsid="001cd93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letter-spacing="normal" fo:font-weight="normal" officeooo:rsid="001d06db" officeooo:paragraph-rsid="001d06d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letter-spacing="normal" fo:font-weight="normal" officeooo:rsid="001f016b" officeooo:paragraph-rsid="001d06d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letter-spacing="normal" fo:font-weight="normal" officeooo:rsid="001f016b" officeooo:paragraph-rsid="001f016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letter-spacing="normal" fo:font-weight="normal" officeooo:rsid="001f016b" officeooo:paragraph-rsid="0021c4e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letter-spacing="normal" fo:font-weight="normal" officeooo:rsid="001f016b" officeooo:paragraph-rsid="0021eda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letter-spacing="normal" fo:font-weight="normal" officeooo:rsid="001fef7b" officeooo:paragraph-rsid="001fef7b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3pt" fo:font-weight="bold" officeooo:rsid="001faaea" officeooo:paragraph-rsid="001cd93a" style:font-size-asian="13pt" style:font-weight-asian="bold" style:font-size-complex="13pt" style:font-weight-complex="bold"/>
    </style:style>
    <style:style style:name="P22" style:family="paragraph">
      <style:paragraph-properties fo:text-align="center"/>
    </style:style>
    <style:style style:name="T1" style:family="text">
      <style:text-properties officeooo:rsid="001faaea"/>
    </style:style>
    <style:style style:name="T2" style:family="text">
      <style:text-properties officeooo:rsid="0028de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d93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06db" style:font-weight-asian="normal" style:font-weight-complex="normal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variant="normal" fo:text-transform="none" fo:color="#222222" fo:letter-spacing="normal" fo:font-weight="normal" style:font-weight-asian="normal" style:font-weight-complex="normal"/>
    </style:style>
    <style:style style:name="T10" style:family="text">
      <style:text-properties fo:font-variant="normal" fo:text-transform="none" fo:color="#222222" fo:letter-spacing="normal" fo:font-weight="normal" officeooo:rsid="001d06db" style:font-weight-asian="normal" style:font-weight-complex="normal"/>
    </style:style>
    <style:style style:name="T11" style:family="text">
      <style:text-properties fo:font-variant="normal" fo:text-transform="none" fo:color="#222222" fo:letter-spacing="normal" fo:font-weight="normal" officeooo:rsid="001f016b" style:font-weight-asian="normal" style:font-weight-complex="normal"/>
    </style:style>
    <style:style style:name="T12" style:family="text">
      <style:text-properties fo:font-variant="normal" fo:text-transform="none" fo:color="#222222" fo:letter-spacing="normal" fo:font-weight="normal" officeooo:rsid="001fef7b" style:font-weight-asian="normal" style:font-weight-complex="normal"/>
    </style:style>
    <style:style style:name="T13" style:family="text">
      <style:text-properties fo:font-variant="normal" fo:text-transform="none" fo:color="#222222" fo:letter-spacing="normal" officeooo:rsid="001cd93a"/>
    </style:style>
    <style:style style:name="T14" style:family="text">
      <style:text-properties fo:font-variant="normal" fo:text-transform="none" fo:color="#222222" fo:letter-spacing="normal" officeooo:rsid="001d06db"/>
    </style:style>
    <style:style style:name="T15" style:family="text">
      <style:text-properties fo:font-variant="normal" fo:text-transform="none" fo:color="#222222" style:text-position="0% 100%" fo:letter-spacing="normal" fo:font-weight="normal" officeooo:rsid="001d06db" style:font-weight-asian="normal" style:font-weight-complex="normal"/>
    </style:style>
    <style:style style:name="T16" style:family="text">
      <style:text-properties fo:font-variant="normal" fo:text-transform="none" fo:color="#222222" style:text-position="super 58%" fo:letter-spacing="normal" fo:font-weight="normal" style:font-weight-asian="normal" style:font-weight-complex="normal"/>
    </style:style>
    <style:style style:name="T17" style:family="text">
      <style:text-properties fo:font-variant="normal" fo:text-transform="none" fo:color="#222222" style:text-position="super 58%" fo:letter-spacing="normal" fo:font-weight="normal" officeooo:rsid="001fef7b" style:font-weight-asian="normal" style:font-weight-complex="normal"/>
    </style:style>
    <style:style style:name="T18" style:family="text">
      <style:text-properties style:text-position="0% 100%" fo:font-weight="normal" officeooo:rsid="001cd93a" style:font-weight-asian="normal" style:font-weight-complex="normal"/>
    </style:style>
    <style:style style:name="T19" style:family="text">
      <style:text-properties style:text-position="0% 100%" fo:font-weight="normal" officeooo:rsid="001d06db" style:font-weight-asian="normal" style:font-weight-complex="normal"/>
    </style:style>
    <style:style style:name="T20" style:family="text">
      <style:text-properties officeooo:rsid="002061e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4">B.E. <text:span text:style-name="T4">IV</text:span> st Semester (Main &amp; Re ) Examination, <text:span text:style-name="T4">May</text:span>-201<text:span text:style-name="T4">5</text:span></text:p>
      <text:p text:style-name="P4"/>
      <text:p text:style-name="P4">BASIC<text:span text:style-name="T1"> FLUID MECHANICS AND RATE PROCESSESS</text:span></text:p>
      <text:p text:style-name="P5"/>
      <text:p text:style-name="P6"/>
      <text:p text:style-name="P6"/>
      <text:p text:style-name="P6"/>
      <text:p text:style-name="P7">Time: Three Hours <text:s text:c="95"/>Maximum Marks:<text:span text:style-name="T2">60</text:span> <text:s text:c="57"/></text:p>
      <text:p text:style-name="P7"><draw:line text:anchor-type="paragraph" draw:z-index="0" draw:name="Shape1" draw:style-name="gr1" draw:text-style-name="P22" svg:x1="-0.5335in" svg:y1="0.0043in" svg:x2="7.3921in" svg:y2="0.0043in"><text:p/></draw:line></text:p>
      <text:p text:style-name="P7"/>
      <text:p text:style-name="P7"><text:span text:style-name="T3">Note <text:s text:c="11"/></text:span>: Attempt all questions form Sections – A four questions form Sections – B and three</text:p>
      <text:p text:style-name="P7"><text:s text:c="22"/>questions from Section – C.</text:p>
      <text:p text:style-name="P7"><text:span text:style-name="T3">Section – A </text:span>: Filling the blanks /MCQs/True, false 1 * 10 = 10</text:p>
      <text:p text:style-name="P7"><text:span text:style-name="T3">Section – B</text:span> : Shrot Answer type questions.5 * 4 = 20</text:p>
      <text:p text:style-name="P7"><text:span text:style-name="T3">Section – C</text:span> : Long/descriptive answer type questions.10 * 3 = 30</text:p>
      <text:p text:style-name="P7"/>
      <text:p text:style-name="P1"/>
      <text:p text:style-name="P2"><text:span text:style-name="T4"><text:s text:c="71"/></text:span>SECTION – A</text:p>
      <text:p text:style-name="P3">1.<text:span text:style-name="T5">Navier-stokes equation represents the equation of :</text:span></text:p>
      <text:p text:style-name="P12">(a)Mass</text:p>
      <text:p text:style-name="P12">(b)Momentum</text:p>
      <text:p text:style-name="P12">(c)Energy</text:p>
      <text:p text:style-name="P12">(d)Pressure</text:p>
      <text:p text:style-name="P12"/>
      <text:p text:style-name="P12">2.Separation of boundary layer takes place when</text:p>
      <text:p text:style-name="P12">(a)<draw:frame draw:style-name="fr1" draw:name="Object1" text:anchor-type="as-char" svg:y="-0.2638in" svg:width="0.7902in" svg:height="0.4319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3">(b)<draw:frame draw:style-name="fr1" draw:name="Object2" text:anchor-type="as-char" svg:y="-0.2638in" svg:width="0.798in" svg:height="0.431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3">(c)<draw:frame draw:style-name="fr1" draw:name="Object3" text:anchor-type="as-char" svg:y="-0.2638in" svg:width="0.7902in" svg:height="0.431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3">(d)<draw:frame draw:style-name="fr1" draw:name="Object4" text:anchor-type="as-char" svg:y="-0.2898in" svg:width="0.8165in" svg:height="0.4835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2"/>
      <text:p text:style-name="P12">3.At the point of boundary layer separation-</text:p>
      <text:p text:style-name="P12">(a)Shear stress is maximum</text:p>
      <text:p text:style-name="P12">(b)Shear stress is zero </text:p>
      <text:p text:style-name="P12">(c)Velocity is negative <text:line-break/>(d)Density variation is maximum</text:p>
      <text:p text:style-name="P12"/>
      <text:p text:style-name="P12">4.If x is the distance measured from leading edge of flate ,the wall shear <text:s/>stress for laminar boundary layer varies as -</text:p>
      <text:p text:style-name="P12">(a)x</text:p>
      <text:p text:style-name="P3"><text:span text:style-name="T5">(b)x</text:span><text:span text:style-name="T7">1/2</text:span></text:p>
      <text:p text:style-name="P3"><text:span text:style-name="T5">(c)x </text:span><text:span text:style-name="T7">-1/2</text:span></text:p>
      <text:p text:style-name="P3"><text:span text:style-name="T5">(d)x </text:span><text:span text:style-name="T7">-4/5</text:span></text:p>
      <text:p text:style-name="P14"><text:soft-page-break/></text:p>
      <text:p text:style-name="P8"><text:span text:style-name="T18">5.In case of one dimensional heat conduction in a medium with constant properties ,T is a temperature at position x,at time t.Then ,</text:span><text:span text:style-name="T10">∂</text:span><text:span text:style-name="T6">T/</text:span><text:span text:style-name="T15">∂t</text:span><text:span text:style-name="T19"> is porportional to-</text:span></text:p>
      <text:p text:style-name="P11">(a)T/x</text:p>
      <text:p text:style-name="P9"><text:span text:style-name="T5">(b)</text:span><text:span text:style-name="T9">∂</text:span><text:span text:style-name="T5">T/</text:span><text:span text:style-name="T9">∂x</text:span></text:p>
      <text:p text:style-name="P9"><text:span text:style-name="T5">(c)</text:span><text:span text:style-name="T9">∂</text:span><text:span text:style-name="T16">2</text:span><text:span text:style-name="T5">T/</text:span><text:span text:style-name="T9">∂x.∂t</text:span></text:p>
      <text:p text:style-name="P9"><text:span text:style-name="T5">(d)</text:span><text:span text:style-name="T9">∂</text:span><text:span text:style-name="T16">2</text:span><text:span text:style-name="T5">T/</text:span><text:span text:style-name="T9">∂x</text:span><text:span text:style-name="T16">2</text:span></text:p>
      <text:p text:style-name="P15"/>
      <text:p text:style-name="P15">6.The value of Biot number is very small (less than 0.01) when-</text:p>
      <text:p text:style-name="P15">(a)the convective resistance of the fluid is negligible</text:p>
      <text:p text:style-name="P15">(b)the conductive resistance of the fluid is negligible</text:p>
      <text:p text:style-name="P15">(c)the conductive resistance of the solid is negligible</text:p>
      <text:p text:style-name="P15">(d)none of these</text:p>
      <text:p text:style-name="P15"/>
      <text:p text:style-name="P15">7.The thickness of thermal and hydrodynamic boundary layers are equal if:</text:p>
      <text:p text:style-name="P15">()Pr=1</text:p>
      <text:p text:style-name="P15">()Pr&gt;1</text:p>
      <text:p text:style-name="P15">()Pr&lt;1</text:p>
      <text:p text:style-name="P15">()Pr=Nu</text:p>
      <text:p text:style-name="P15"/>
      <text:p text:style-name="P15">8.A streamline and an equalpotential line in a flow field-</text:p>
      <text:p text:style-name="P15">(a)are identical </text:p>
      <text:p text:style-name="P15">(b)are parallel to each other </text:p>
      <text:p text:style-name="P15">(c)are perpendicular to each other</text:p>
      <text:p text:style-name="P15">(d) intersect at an acute angle</text:p>
      <text:p text:style-name="P15"/>
      <text:p text:style-name="P15">9.Mass transfer occurs due to temperature difference.</text:p>
      <text:p text:style-name="P15"/>
      <text:p text:style-name="P15">10.The concept of LMTD will not work outlet Temperature of the fluids are not known.</text:p>
      <text:p text:style-name="P15"/>
      <text:p text:style-name="P9"><text:span text:style-name="T9"><text:s text:c="66"/></text:span><text:span text:style-name="T13"><text:s text:c="2"/></text:span><text:span text:style-name="T8">SECTION – B</text:span></text:p>
      <text:p text:style-name="P9"><text:span text:style-name="T8">1. </text:span><text:span text:style-name="T9">Define and give significance of the followings dimensionless numbers.</text:span></text:p>
      <text:p text:style-name="P15">(a)Reynold number</text:p>
      <text:p text:style-name="P15">(b)Weber number</text:p>
      <text:p text:style-name="P15">(c)Mach number</text:p>
      <text:p text:style-name="P15">(d)Euler number</text:p>
      <text:p text:style-name="P15"/>
      <text:p text:style-name="P15">2.What do you mean by similitude and what are the different types similarities that must exist between and a prototype?</text:p>
      <text:p text:style-name="P15"/>
      <text:p text:style-name="P15">3.Discuss the high Re-approximation.</text:p>
      <text:p text:style-name="P15"/>
      <text:p text:style-name="P9"><text:span text:style-name="T9">4.Show that the temperature profile for the </text:span><text:span text:style-name="T11">heat conduction through wall of constant thermal conductivity is a straight line .</text:span></text:p>
      <text:p text:style-name="P16"/>
      <text:p text:style-name="P17">5.Discuss critical radius and economical thickness of insulation on cylinders.</text:p>
      <text:p text:style-name="P17"/>
      <text:p text:style-name="P17">6.Define mass fraction,mole fraction,molar concentration,mass flux and molar flux.</text:p>
      <text:p text:style-name="P17"/>
      <text:p text:style-name="P10"><text:soft-page-break/><text:span text:style-name="T9"><text:s text:c="65"/></text:span><text:span text:style-name="T14">SECTION – </text:span><text:span text:style-name="T8">C</text:span></text:p>
      <text:p text:style-name="P10"><text:span text:style-name="T8">1. </text:span><text:span text:style-name="T9">Derive the navier stokes equation.</text:span></text:p>
      <text:p text:style-name="P17"/>
      <text:p text:style-name="P17">2.Starting from steady flow energy equation ,show how Bernoulli's equation for inviscid incompressible fluid can be obtained.List out the assumptions and limitations.</text:p>
      <text:p text:style-name="P17">3.Following are the three velocity profiles over a stationary surface-</text:p>
      <text:p text:style-name="P17">(<text:span text:style-name="T20">a</text:span>)<draw:frame draw:style-name="fr1" draw:name="Object5" text:anchor-type="as-char" svg:y="-0.2681in" svg:width="1.322in" svg:height="0.4165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8">(<text:span text:style-name="T20">b</text:span>)<draw:frame draw:style-name="fr1" draw:name="Object7" text:anchor-type="as-char" svg:y="-0.2681in" svg:width="1.861in" svg:height="0.416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9">(<text:span text:style-name="T20">c</text:span>)<draw:frame draw:style-name="fr1" draw:name="Object6" text:anchor-type="as-char" svg:y="-0.2681in" svg:width="1.9217in" svg:height="0.4165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8"/>
      <text:p text:style-name="P17">check whether the flow adheres to or detaches from the surface.</text:p>
      <text:p text:style-name="P17"/>
      <text:p text:style-name="P10"><text:span text:style-name="T9">4.A hollow cylinder with inner radius 30mm and outer radius 50mm is heated at the inner surface at a </text:span><text:span text:style-name="T12">10</text:span><text:span text:style-name="T17">5 </text:span><text:span text:style-name="T12">w/mk.Calculate the temperature of in side and outside surfaces of cylinder.</text:span></text:p>
      <text:p text:style-name="P20"/>
      <text:p text:style-name="P20">5.Derive the 3-D heat conduction eq. in Cartesian formo.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22:14:31.326000000</meta:creation-date>
    <dc:date>2020-08-31T12:30:57.182207450</dc:date>
    <meta:editing-duration>PT17M49S</meta:editing-duration>
    <meta:editing-cycles>4</meta:editing-cycles>
    <meta:generator>LibreOffice/6.4.6.2$Linux_X86_64 LibreOffice_project/40$Build-2</meta:generator>
    <meta:document-statistic meta:table-count="0" meta:image-count="0" meta:object-count="7" meta:page-count="3" meta:paragraph-count="71" meta:word-count="460" meta:character-count="3293" meta:non-whitespace-character-count="2500"/>
  </office:meta>
</office:document-meta>
</file>

<file path=Object 1/content.xml><?xml version="1.0" encoding="utf-8"?>
<math xmlns="http://www.w3.org/1998/Math/MathML" display="block">
  <semantics>
    <mrow>
      <msub>
        <mrow>
          <mrow>
            <mfrac>
              <mrow>
                <mo stretchy="false">∂</mo>
                <mi>u</mi>
              </mrow>
              <mrow>
                <mo stretchy="false">∂</mo>
                <mi>y</mi>
              </mrow>
            </mfrac>
          </mrow>
          <mo fence="true" stretchy="true">|</mo>
        </mrow>
        <mrow>
          <mi>y</mi>
          <mo stretchy="false">=</mo>
          <mn>0</mn>
        </mrow>
      </msub>
      <mo stretchy="false">=</mo>
      <mn>0</mn>
    </mrow>
    <annotation encoding="StarMath 5.0">left none { { partial u} over { partial y} } right rline_{y=0}  = 0 </annotation>
  </semantics>
</math>
</file>

<file path=Object 2/content.xml><?xml version="1.0" encoding="utf-8"?>
<math xmlns="http://www.w3.org/1998/Math/MathML" display="block">
  <semantics>
    <mrow>
      <msub>
        <mrow>
          <mrow>
            <mfrac>
              <mrow>
                <mo stretchy="false">∂</mo>
                <mi>u</mi>
              </mrow>
              <mrow>
                <mo stretchy="false">∂</mo>
                <mi>y</mi>
              </mrow>
            </mfrac>
          </mrow>
          <mo fence="true" stretchy="true">|</mo>
        </mrow>
        <mrow>
          <mi>y</mi>
          <mo stretchy="false">=</mo>
          <mi>δ</mi>
        </mrow>
      </msub>
      <mo stretchy="false">=</mo>
      <mn>0</mn>
    </mrow>
    <annotation encoding="StarMath 5.0">left none { { partial u} over { partial y} } right rline_{y= %delta }  = 0 </annotation>
  </semantics>
</math>
</file>

<file path=Object 3/content.xml><?xml version="1.0" encoding="utf-8"?>
<math xmlns="http://www.w3.org/1998/Math/MathML" display="block">
  <semantics>
    <mrow>
      <msub>
        <mrow>
          <mrow>
            <mfrac>
              <mrow>
                <mo stretchy="false">∂</mo>
                <mi>u</mi>
              </mrow>
              <mrow>
                <mo stretchy="false">∂</mo>
                <mi>y</mi>
              </mrow>
            </mfrac>
          </mrow>
          <mo fence="true" stretchy="true">|</mo>
        </mrow>
        <mrow>
          <mi>y</mi>
          <mo stretchy="false">=</mo>
          <mn>0</mn>
        </mrow>
      </msub>
      <mo stretchy="false">≥</mo>
      <mn>0</mn>
    </mrow>
    <annotation encoding="StarMath 5.0">left none { { partial u} over { partial y} } right rline_{y=0}&gt;= 0 </annotation>
  </semantics>
</math>
</file>

<file path=Object 4/content.xml><?xml version="1.0" encoding="utf-8"?>
<math xmlns="http://www.w3.org/1998/Math/MathML" display="block">
  <semantics>
    <mrow>
      <msub>
        <mrow>
          <mrow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y</mi>
                  <mn>2</mn>
                </msup>
              </mrow>
            </mfrac>
          </mrow>
          <mo fence="true" stretchy="true">|</mo>
        </mrow>
        <mrow>
          <mi>y</mi>
          <mo stretchy="false">=</mo>
          <mn>0</mn>
        </mrow>
      </msub>
      <mo stretchy="false">&gt;</mo>
      <mn>0</mn>
    </mrow>
    <annotation encoding="StarMath 5.0">left none { { partial^2 u} over { partial y^2} } right rline_{y=0}  &gt; 0 </annotation>
  </semantics>
</math>
</file>

<file path=Object 5/content.xml><?xml version="1.0" encoding="utf-8"?>
<math xmlns="http://www.w3.org/1998/Math/MathML" display="block">
  <semantics>
    <mrow>
      <mrow>
        <mfrac>
          <mi>u</mi>
          <msub>
            <mi>U</mi>
            <mi mathvariant="normal">∞</mi>
          </msub>
        </mfrac>
        <mo stretchy="false">=</mo>
        <mfrac>
          <mn>3</mn>
          <mn>2</mn>
        </mfrac>
      </mrow>
      <mrow>
        <mfrac>
          <mi>γ</mi>
          <mi>δ</mi>
        </mfrac>
        <mo stretchy="false">−</mo>
        <mfrac>
          <mn>1</mn>
          <mn>2</mn>
        </mfrac>
      </mrow>
      <msup>
        <mrow>
          <mo fence="true" stretchy="true">(</mo>
          <mrow>
            <mfrac>
              <mi>γ</mi>
              <mi>δ</mi>
            </mfrac>
          </mrow>
          <mo fence="true" stretchy="true">)</mo>
        </mrow>
        <mn>3</mn>
      </msup>
    </mrow>
    <annotation encoding="StarMath 5.0">{u} over { U_{infinity}}  = { {3} over {2} }{γ} over { %delta }  - { {1} over {2} }{left ( { γ} over { %delta }  right ) ^3}  </annotation>
  </semantics>
</math>
</file>

<file path=Object 6/content.xml><?xml version="1.0" encoding="utf-8"?>
<math xmlns="http://www.w3.org/1998/Math/MathML" display="block">
  <semantics>
    <mrow>
      <mrow>
        <mfrac>
          <mi>u</mi>
          <msub>
            <mi>U</mi>
            <mi mathvariant="normal">∞</mi>
          </msub>
        </mfrac>
        <mo stretchy="false">=</mo>
        <mrow>
          <mrow>
            <mn>2</mn>
            <msup>
              <mrow>
                <mo fence="true" stretchy="true">(</mo>
                <mrow>
                  <mfrac>
                    <mi>γ</mi>
                    <mi>δ</mi>
                  </mfrac>
                </mrow>
                <mo fence="true" stretchy="true">)</mo>
              </mrow>
              <mn>2</mn>
            </msup>
          </mrow>
          <mo stretchy="false">+</mo>
          <msup>
            <mrow>
              <mo fence="true" stretchy="true">(</mo>
              <mrow>
                <mfrac>
                  <mi>γ</mi>
                  <mi>δ</mi>
                </mfrac>
              </mrow>
              <mo fence="true" stretchy="true">)</mo>
            </mrow>
            <mn>3</mn>
          </msup>
          <mo stretchy="false">−</mo>
          <mfrac>
            <mn>4</mn>
            <mn>2</mn>
          </mfrac>
        </mrow>
      </mrow>
      <msup>
        <mrow>
          <mo fence="true" stretchy="true">(</mo>
          <mrow>
            <mfrac>
              <mi>γ</mi>
              <mi>δ</mi>
            </mfrac>
          </mrow>
          <mo fence="true" stretchy="true">)</mo>
        </mrow>
        <mn>4</mn>
      </msup>
    </mrow>
    <annotation encoding="StarMath 5.0">{u} over { U_{infinity}}  = { {2} left ( { γ} over { %delta }  right ) ^{2}}  + {left ( { γ} over { %delta }  right ) ^3}  - { {4} over {2} }left ( { γ} over { %delta }  right )^4</annotation>
  </semantics>
</math>
</file>

<file path=Object 7/content.xml><?xml version="1.0" encoding="utf-8"?>
<math xmlns="http://www.w3.org/1998/Math/MathML" display="block">
  <semantics>
    <mrow>
      <mrow>
        <mfrac>
          <mi>u</mi>
          <msub>
            <mi>U</mi>
            <mi mathvariant="normal">∞</mi>
          </msub>
        </mfrac>
        <mo stretchy="false">=</mo>
        <mfrac>
          <mrow>
            <mo stretchy="false">−</mo>
            <mn>3</mn>
          </mrow>
          <mn>2</mn>
        </mfrac>
      </mrow>
      <mrow>
        <mfrac>
          <mi>γ</mi>
          <mi>δ</mi>
        </mfrac>
        <mo stretchy="false">+</mo>
        <mfrac>
          <mn>1</mn>
          <mn>2</mn>
        </mfrac>
      </mrow>
      <mrow>
        <msup>
          <mrow>
            <mo fence="true" stretchy="true">(</mo>
            <mrow>
              <mfrac>
                <mi>γ</mi>
                <mi>δ</mi>
              </mfrac>
            </mrow>
            <mo fence="true" stretchy="true">)</mo>
          </mrow>
          <mn>3</mn>
        </msup>
        <mo stretchy="false">+</mo>
        <msup>
          <mrow>
            <mo fence="true" stretchy="true">(</mo>
            <mrow>
              <mfrac>
                <mi>γ</mi>
                <mi>δ</mi>
              </mfrac>
            </mrow>
            <mo fence="true" stretchy="true">)</mo>
          </mrow>
          <mn>4</mn>
        </msup>
      </mrow>
    </mrow>
    <annotation encoding="StarMath 5.0">{u} over { U_{infinity}}  = { {-3} over {2} }{γ} over { %delta }  + { {1} over {2} }{left ( { γ} over { %delta }  right ) ^3}  + left ( { γ} over { %delta }  right )^4</annotation>
  </semantics>
</math>
</file>